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d1b2" officeooo:paragraph-rsid="0013d1b2"/>
    </style:style>
    <style:style style:name="P2" style:family="paragraph" style:parent-style-name="Standard">
      <style:text-properties officeooo:rsid="0013d1b2" officeooo:paragraph-rsid="00151e7a"/>
    </style:style>
    <style:style style:name="P3" style:family="paragraph" style:parent-style-name="Standard" style:list-style-name="L1">
      <style:text-properties officeooo:rsid="0013d1b2" officeooo:paragraph-rsid="00151e7a"/>
    </style:style>
    <style:style style:name="P4" style:family="paragraph" style:parent-style-name="Standard">
      <style:text-properties officeooo:rsid="0013d1b2" officeooo:paragraph-rsid="0013d1b2"/>
    </style:style>
    <style:style style:name="P5" style:family="paragraph" style:parent-style-name="Standard" style:list-style-name="L2">
      <style:text-properties officeooo:rsid="0013d1b2" officeooo:paragraph-rsid="00151e7a"/>
    </style:style>
    <style:style style:name="P6" style:family="paragraph" style:parent-style-name="Standard" style:list-style-name="L3">
      <style:text-properties officeooo:rsid="0013d1b2" officeooo:paragraph-rsid="00151e7a"/>
    </style:style>
    <style:style style:name="P7" style:family="paragraph" style:parent-style-name="Standard">
      <style:text-properties officeooo:rsid="00151e7a" officeooo:paragraph-rsid="00151e7a"/>
    </style:style>
    <style:style style:name="P8" style:family="paragraph" style:parent-style-name="Standard" style:list-style-name="L1">
      <style:text-properties officeooo:paragraph-rsid="00151e7a"/>
    </style:style>
    <style:style style:name="P9" style:family="paragraph" style:parent-style-name="Standard" style:list-style-name="L2">
      <style:text-properties officeooo:paragraph-rsid="00151e7a"/>
    </style:style>
    <style:style style:name="P10" style:family="paragraph" style:parent-style-name="Standard" style:list-style-name="L3">
      <style:text-properties officeooo:rsid="001bf16e" officeooo:paragraph-rsid="00151e7a"/>
    </style:style>
    <style:style style:name="P11" style:family="paragraph" style:parent-style-name="Standard" style:list-style-name="L1">
      <style:text-properties officeooo:rsid="001c347d" officeooo:paragraph-rsid="001c347d"/>
    </style:style>
    <style:style style:name="P12" style:family="paragraph" style:parent-style-name="Standard">
      <style:text-properties officeooo:rsid="001c9569" officeooo:paragraph-rsid="001c9569"/>
    </style:style>
    <style:style style:name="P13" style:family="paragraph" style:parent-style-name="Standard" style:list-style-name="L1">
      <style:text-properties style:text-line-through-style="solid" style:text-line-through-type="single" officeooo:rsid="001c347d" officeooo:paragraph-rsid="001c347d"/>
    </style:style>
    <style:style style:name="P14" style:family="paragraph" style:parent-style-name="Standard" style:list-style-name="L4">
      <style:text-properties officeooo:rsid="00206122" officeooo:paragraph-rsid="00206122"/>
    </style:style>
    <style:style style:name="T1" style:family="text">
      <style:text-properties officeooo:rsid="00151e7a"/>
    </style:style>
    <style:style style:name="T2" style:family="text">
      <style:text-properties officeooo:rsid="00162670"/>
    </style:style>
    <style:style style:name="T3" style:family="text">
      <style:text-properties officeooo:rsid="0013d1b2"/>
    </style:style>
    <style:style style:name="T4" style:family="text">
      <style:text-properties officeooo:rsid="0017df26"/>
    </style:style>
    <style:style style:name="T5" style:family="text">
      <style:text-properties officeooo:rsid="001bf16e"/>
    </style:style>
    <style:style style:name="T6" style:family="text">
      <style:text-properties officeooo:rsid="001e6ff9"/>
    </style:style>
    <style:style style:name="T7" style:family="text">
      <style:text-properties style:text-line-through-style="none" style:text-line-through-type="none" officeooo:rsid="0020612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tline</text:p>
      <text:p text:style-name="P1"/>
      <text:p text:style-name="P1"><text:span text:style-name="T4">Frontiers</text:span> in Environmental Science | Soil Processes <text:span text:style-name="T6">(or the sustainable part of Frontiers)</text:span></text:p>
      <text:p text:style-name="P1"/>
      <text:p text:style-name="P2">~ Experiment performed with the intention of characterizing the microbial community and plant available nitrogen of soils amended with fertilizers available for use in organic agriculture. Understanding the bacterial community structure during decomposition and nutrient release of organic plant materials and compost and the associated soil nutrient profile will provide bacterial targets to be used as biological soil amendments intended to improve nutrient cycling in organic production systems.</text:p>
      <text:p text:style-name="P2"/>
      <text:p text:style-name="P12">We want to leverage an abundant natural resource (soil and bacteria) to improve crop production and ecosystem services/health in agroecosystems. We will do this first by characterizing the microbial (bacterial) community of agricultural soils under sustainable (organic) management. We will utilize bacterial characteristics to design biostimulants and bioaugmentations for soils that will improve soil fertility management in sustainable agroecosytems. </text:p>
      <text:p text:style-name="P12"/>
      <text:p text:style-name="P2"><text:span text:style-name="T1">Introduction (4 – 10 paragraphs)</text:span></text:p>
      <text:p text:style-name="P2"><text:tab/><text:tab/></text:p>
      <text:list xml:id="list3856442888" text:style-name="L1">
        <text:list-item>
          <text:p text:style-name="P8">Drawbacks of mineral <text:span text:style-name="T4">fertilizers</text:span> in agroecosystems </text:p>
          <text:list>
            <text:list-item>
              <text:p text:style-name="P8">Water quality</text:p>
            </text:list-item>
            <text:list-item>
              <text:p text:style-name="P8">Climate change (fossil fuel use)</text:p>
            </text:list-item>
          </text:list>
        </text:list-item>
        <text:list-item>
          <text:p text:style-name="P8"><text:span text:style-name="T3">Green manures and compost (organic amendments) as alternative fertilizers</text:span></text:p>
        </text:list-item>
        <text:list-item>
          <text:p text:style-name="P8"><text:span text:style-name="T3">Challenge facing: timing of nutrient release, microbial mediated component particularly not well characterized</text:span></text:p>
          <text:list>
            <text:list-item>
              <text:p text:style-name="P8">C:N ratio impact on microbial response and nutrient release</text:p>
            </text:list-item>
            <text:list-item>
              <text:p text:style-name="P8">C:N ratios below 25:1 (mineralization) </text:p>
            </text:list-item>
          </text:list>
        </text:list-item>
        <text:list-item>
          <text:p text:style-name="P3"><text:span text:style-name="T2">Understanding nutrient release from organic amendments over time and the coupled bacterial community dynamics will improve our understanding of soil ecology in organic agroecosystems as well as contribute to the development of biological soil amendments</text:span></text:p>
        </text:list-item>
        <text:list-item>
          <text:p text:style-name="P13">Ecological classification (slow vs. fast growers) who is likely to be responding to each amendment? Linked to treatment or time? (See Fierer et al. 2007, “Toward and ecological classification of soil bacteria”) <text:span text:style-name="T7">(better in discussion)</text:span></text:p>
        </text:list-item>
        <text:list-item>
          <text:p text:style-name="P11">Do OTUs transfer from amendment to soil and persist? (little available research) </text:p>
        </text:list-item>
      </text:list>
      <text:p text:style-name="P2"/>
      <text:p text:style-name="P2"><text:span text:style-name="T1">Materials &amp; Methods</text:span></text:p>
      <text:list xml:id="list8529392" text:style-name="L4">
        <text:list-item>
          <text:p text:style-name="P14">Highlight: controlled, replicated, broad (analyses)</text:p>
        </text:list-item>
      </text:list>
      <text:p text:style-name="P2"/>
      <text:p text:style-name="P2"><text:span text:style-name="T1">Results<text:tab/></text:span></text:p>
      <text:list xml:id="list1838738977" text:style-name="L2">
        <text:list-item>
          <text:p text:style-name="P5"># OTUs from alfalfa and/or compost that persist</text:p>
        </text:list-item>
        <text:list-item>
          <text:p text:style-name="P5">OTUs that increase in relative abundance through time</text:p>
          <text:list>
            <text:list-item>
              <text:p text:style-name="P5">(LFC contrast previous day and reference soils)</text:p>
            </text:list-item>
          </text:list>
        </text:list-item>
        <text:list-item>
          <text:p text:style-name="P9">Phylogenic distribution of species in different treatments and days and their dynamics over <text:s/>time</text:p>
        </text:list-item>
      </text:list>
      <text:p text:style-name="P2"/>
      <text:p text:style-name="P2"><text:span text:style-name="T1">Discussion</text:span> <text:s/></text:p>
      <text:list xml:id="list2206028385" text:style-name="L3">
        <text:list-item>
          <text:p text:style-name="P6"><text:span text:style-name="T5">ecological class: slow (oligotrophic</text:span>) and fast (copiotrophic) growing bacteria, differences between <text:span text:style-name="T5">treatments</text:span>? Time? </text:p>
        </text:list-item>
        <text:list-item>
          <text:p text:style-name="P6">C:N ratio, relation to <text:span text:style-name="T5">above</text:span></text:p>
        </text:list-item>
        <text:list-item>
          <text:p text:style-name="P6"><text:soft-page-break/>Response groups and <text:span text:style-name="T5">responders</text:span></text:p>
        </text:list-item>
        <text:list-item>
          <text:p text:style-name="P10">persistors from amendment into incubated soils</text:p>
        </text:list-item>
      </text:list>
      <text:p text:style-name="P7"/>
      <text:p text:style-name="P7">Conclusio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09:32:49.295838990</meta:creation-date>
    <dc:date>2019-01-16T10:19:50.131331670</dc:date>
    <meta:editing-duration>PT3H27M55S</meta:editing-duration>
    <meta:editing-cycles>7</meta:editing-cycles>
    <meta:generator>LibreOffice/6.0.6.2$Linux_X86_64 LibreOffice_project/00m0$Build-2</meta:generator>
    <meta:document-statistic meta:table-count="0" meta:image-count="0" meta:object-count="0" meta:page-count="2" meta:paragraph-count="29" meta:word-count="371" meta:character-count="2612" meta:non-whitespace-character-count="2276"/>
  </office:meta>
</office:document-meta>
</file>